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ktidee: <text:span text:style-name="Strong_20_Emphasis">RAG‑Chatbot mit Portfolio‑Integration</text:span></text:h>
      <text:p text:style-name="Text_20_body">Ein Retrieval‑Augmented Generation (RAG) Chatbot, eingebettet in deine Portfolio‑Website, der:</text:p>
      <text:list text:style-name="L1">
        <text:list-item>
          <text:p text:style-name="P1">PDF-/Text-Dokumente (z. B. Dokumentationen, Blogposts, Bewerbungsunterlagen) verarbeitet</text:p>
        </text:list-item>
        <text:list-item>
          <text:p text:style-name="P1">Benutzer-Fragen beantwortet mit OpenAI (ChatGPT / GPT‑4 API)</text:p>
        </text:list-item>
        <text:list-item>
          <text:p text:style-name="P1">Frontend in React/Vite, Backend in Python FastAPI, Deployment auf Vercel (Frontend) und ggf. Railway oder Render (Backend)</text:p>
        </text:list-item>
      </text:list>
      <text:p text:style-name="Text_20_body"><text:span text:style-name="Strong_20_Emphasis">Warum das ideal passt:</text:span><text:line-break/>Deyan7 sucht Full Stack mit AI/LLM. Deine Lösung zeigt: du verstehst moderne Architekturen, OpenAI-Integration und ein durchgängiges Deployment. <text:a xlink:type="simple" xlink:href="https://medium.com/%40attamapascalpedro/building-my-portfolio-with-react-fastapi-mongodb-a-full-stack-walkthrough-1d626633f67f?utm_source=chatgpt.com" office:target-frame-name="_blank" xlink:show="new" text:style-name="Internet_20_link" text:visited-style-name="Visited_20_Internet_20_Link">upgrad.com+3Medium+3pluralsight.com+3</text:a><text:a xlink:type="simple" xlink:href="https://neon.tech/guides/react-fastapi-rag-portfolio?utm_source=chatgpt.com" office:target-frame-name="_blank" xlink:show="new" text:style-name="Internet_20_link" text:visited-style-name="Visited_20_Internet_20_Link">Reddit+2Neon+2futuristiccodingacademy.com+2</text:a></text:p>
      <text:p text:style-name="Horizontal_20_Line"/>
      <text:h text:style-name="Heading_20_2" text:outline-level="2">🛠 Schritt-für-Schritt-Plan</text:h>
      <text:h text:style-name="Heading_20_3" text:outline-level="3">1. Features definieren (Scope &amp; MVP)</text:h>
      <text:list text:style-name="L2">
        <text:list-item>
          <text:p text:style-name="P2"><text:span text:style-name="Strong_20_Emphasis">Frontend</text:span>: Eingabemaske Chat-Fragen + Anzeige der Antworten</text:p>
        </text:list-item>
        <text:list-item>
          <text:p text:style-name="P2"><text:span text:style-name="Strong_20_Emphasis">Backend</text:span>:</text:p>
          <text:list>
            <text:list-item>
              <text:p text:style-name="P2">Endpoint <text:span text:style-name="Source_20_Text">/query</text:span> empfängt Nutzerfrage + Dokument-ID</text:p>
            </text:list-item>
            <text:list-item>
              <text:p text:style-name="P2">Lädt Dokument (z. B. PDF/Text)</text:p>
            </text:list-item>
            <text:list-item>
              <text:p text:style-name="P2">Generiert Embeddings (via OpenAI oder HuggingFace)</text:p>
            </text:list-item>
            <text:list-item>
              <text:p text:style-name="P2">Antwort mittels RAG generieren</text:p>
            </text:list-item>
          </text:list>
        </text:list-item>
        <text:list-item>
          <text:p text:style-name="P2"><text:span text:style-name="Strong_20_Emphasis">Authentifizierung</text:span> optional (z. B. ohne oder einfacher Login)</text:p>
        </text:list-item>
        <text:list-item>
          <text:p text:style-name="P2"><text:span text:style-name="Strong_20_Emphasis">Dashboard</text:span>: Admin-Seite, um Dokumente hinzuzufügen</text:p>
        </text:list-item>
        <text:list-item>
          <text:p text:style-name="P2"><text:span text:style-name="Strong_20_Emphasis">Portfolio</text:span>-Integration: Button „Zum Chatbot“ auf deiner Website</text:p>
        </text:list-item>
      </text:list>
      <text:h text:style-name="Heading_20_3" text:outline-level="3">2. Tech Stack festlegen</text:h>
      <text:list text:style-name="L3">
        <text:list-item>
          <text:p text:style-name="P3">Frontend: React + Vite, TailwindCSS oder CSS, model-viewer optional</text:p>
        </text:list-item>
        <text:list-item>
          <text:p text:style-name="P3">Backend: Python mit FastAPI</text:p>
        </text:list-item>
        <text:list-item>
          <text:p text:style-name="P3">OpenAI API (ChatGPT, Embeddings)</text:p>
        </text:list-item>
        <text:list-item>
          <text:p text:style-name="P3">Datenbank: SQLite oder MongoDB Atlas (je nach Vorlage)</text:p>
        </text:list-item>
        <text:list-item>
          <text:p text:style-name="P3">Deployment: Vercel (Frontend), Railway oder Render (Backend) <text:a xlink:type="simple" xlink:href="https://www.icoderzsolutions.com/blog/full-stack-project-ideas/?utm_source=chatgpt.com" office:target-frame-name="_blank" xlink:show="new" text:style-name="Internet_20_link" text:visited-style-name="Visited_20_Internet_20_Link">iCoderz Solutions</text:a><text:a xlink:type="simple" xlink:href="https://medium.com/%40attamapascalpedro/building-my-portfolio-with-react-fastapi-mongodb-a-full-stack-walkthrough-1d626633f67f?utm_source=chatgpt.com" office:target-frame-name="_blank" xlink:show="new" text:style-name="Internet_20_link" text:visited-style-name="Visited_20_Internet_20_Link">Medium</text:a></text:p>
        </text:list-item>
      </text:list>
      <text:h text:style-name="Heading_20_3" text:outline-level="3"><text:soft-page-break/>3. Projekt aufsetzen</text:h>
      <text:h text:style-name="Heading_20_4" text:outline-level="4">a) Neues Git-Repo mit sauberer Struktur</text:h>
      <text:p text:style-name="Preformatted_20_Text">perl</text:p>
      <text:p text:style-name="Preformatted_20_Text">CopyEdit</text:p>
      <text:p text:style-name="P4"><text:span text:style-name="Source_20_Text">my-ai-chatbot-portfolio/</text:span></text:p>
      <text:p text:style-name="P5"><text:span text:style-name="Source_20_Text">├── frontend/</text:span></text:p>
      <text:p text:style-name="P5"><text:span text:style-name="Source_20_Text">├── backend/</text:span></text:p>
      <text:p text:style-name="P6"><text:span text:style-name="Source_20_Text">└── README.md</text:span></text:p>
      <text:h text:style-name="Heading_20_4" text:outline-level="4">b) Backend mit FastAPI</text:h>
      <text:list text:style-name="L4">
        <text:list-item>
          <text:p text:style-name="P7"><text:span text:style-name="Source_20_Text">backend/</text:span> → <text:span text:style-name="Source_20_Text">uvicorn server:app --reload</text:span></text:p>
        </text:list-item>
        <text:list-item>
          <text:p text:style-name="P7">Endpunkt <text:span text:style-name="Source_20_Text">/query</text:span></text:p>
        </text:list-item>
        <text:list-item>
          <text:p text:style-name="P7">PDF/Text-Verarbeitung mit <text:span text:style-name="Source_20_Text">PyPDF2</text:span>, <text:span text:style-name="Source_20_Text">langchain</text:span> oder ähnlichem</text:p>
        </text:list-item>
        <text:list-item>
          <text:p text:style-name="P7">Embedding + RAG Logik</text:p>
        </text:list-item>
      </text:list>
      <text:h text:style-name="Heading_20_4" text:outline-level="4">c) Frontend mit React</text:h>
      <text:list text:style-name="L5">
        <text:list-item>
          <text:p text:style-name="P8"><text:span text:style-name="Source_20_Text">npm create vite@latest frontend --template react</text:span></text:p>
        </text:list-item>
        <text:list-item>
          <text:p text:style-name="P8">Chat-Komponente</text:p>
        </text:list-item>
        <text:list-item>
          <text:p text:style-name="P8">UI Styling, API-Anbindung ans Backend</text:p>
        </text:list-item>
      </text:list>
      <text:h text:style-name="Heading_20_4" text:outline-level="4">d) Deployment &amp; CI/CD</text:h>
      <text:list text:style-name="L6">
        <text:list-item>
          <text:p text:style-name="P9">Push zu GitHub</text:p>
        </text:list-item>
        <text:list-item>
          <text:p text:style-name="P9">Vercel für <text:span text:style-name="Source_20_Text">frontend/</text:span></text:p>
        </text:list-item>
        <text:list-item>
          <text:p text:style-name="P9">Railway/Render für <text:span text:style-name="Source_20_Text">backend/</text:span></text:p>
        </text:list-item>
        <text:list-item>
          <text:p text:style-name="P9"><text:span text:style-name="Source_20_Text">.env.local</text:span> Variablen nutzen für API-Keys</text:p>
        </text:list-item>
      </text:list>
      <text:h text:style-name="Heading_20_3" text:outline-level="3">4. Dokumentation und README</text:h>
      <text:list text:style-name="L7">
        <text:list-item>
          <text:p text:style-name="P10">README beschreibt Projekt, Tech Stack, Architekturbild</text:p>
        </text:list-item>
        <text:list-item>
          <text:p text:style-name="P10">Screenshots, API-Endpunkte</text:p>
        </text:list-item>
        <text:list-item>
          <text:p text:style-name="P10">GitHub-Repo öffentlich, sauber mit Commits</text:p>
        </text:list-item>
      </text:list>
      <text:h text:style-name="Heading_20_3" text:outline-level="3">5. In Portfolio‑Website integrieren</text:h>
      <text:list text:style-name="L8">
        <text:list-item>
          <text:p text:style-name="P11">Button-Link z. B. <text:span text:style-name="Source_20_Text">Chatbot-Demo</text:span></text:p>
        </text:list-item>
        <text:list-item>
          <text:p text:style-name="P11">Projekt-Card mit Screenshot, Tech-Stack, „Live demo“ und GitHub-Link</text:p>
        </text:list-item>
        <text:list-item>
          <text:p text:style-name="P11">Kurzbeschreibung, was man lernen kann</text:p>
        </text:list-item>
      </text:list>
      <text:p text:style-name="Horizontal_20_Line"/>
      <text:h text:style-name="Heading_20_2" text:outline-level="2"><text:soft-page-break/>🧪 Referenzprojekte &amp; Inspiration</text:h>
      <text:list text:style-name="L9">
        <text:list-item>
          <text:p text:style-name="P12">Pascal Attama: React + FastAPI Portfolio mit Cloud Deployment (React, FastAPI, MongoDB) <text:a xlink:type="simple" xlink:href="https://medium.com/%40attamapascalpedro/building-my-portfolio-with-react-fastapi-mongodb-a-full-stack-walkthrough-1d626633f67f?utm_source=chatgpt.com" office:target-frame-name="_blank" xlink:show="new" text:style-name="Internet_20_link" text:visited-style-name="Visited_20_Internet_20_Link">GitHub+11Medium+11iCoderz Solutions+11</text:a><text:a xlink:type="simple" xlink:href="https://github.com/KedarDev/Mr.FullStack?utm_source=chatgpt.com" office:target-frame-name="_blank" xlink:show="new" text:style-name="Internet_20_link" text:visited-style-name="Visited_20_Internet_20_Link">GitHub</text:a><text:a xlink:type="simple" xlink:href="https://www.pluralsight.com/courses/full-stack-ai-applications-python-react?utm_source=chatgpt.com" office:target-frame-name="_blank" xlink:show="new" text:style-name="Internet_20_link" text:visited-style-name="Visited_20_Internet_20_Link">pluralsight.com</text:a></text:p>
        </text:list-item>
        <text:list-item>
          <text:p text:style-name="P12">RAG-Chatbot Portfolio-Anleitung von Neon Guides <text:a xlink:type="simple" xlink:href="https://neon.tech/guides/react-fastapi-rag-portfolio?utm_source=chatgpt.com" office:target-frame-name="_blank" xlink:show="new" text:style-name="Internet_20_link" text:visited-style-name="Visited_20_Internet_20_Link">Neon</text:a></text:p>
        </text:list-item>
        <text:list-item>
          <text:p text:style-name="P12">Stimmungserkennung, Empfehlungssystem, OCR-Dokumente etc. als spätere Erweiterungen möglich <text:a xlink:type="simple" xlink:href="https://www.linkedin.com/pulse/hands-on-ai-projects-beginners-building-strong-portfolio-biswal-h8b0e?utm_source=chatgpt.com" office:target-frame-name="_blank" xlink:show="new" text:style-name="Internet_20_link" text:visited-style-name="Visited_20_Internet_20_Link">LinkedIn+1en.wikipedia.org+1</text:a></text:p>
        </text:list-item>
      </text:list>
      <text:p text:style-name="Horizontal_20_Line"/>
      <text:h text:style-name="Heading_20_2" text:outline-level="2">✅ Checkliste zum Start</text:h>
      <text:list text:style-name="L10">
        <text:list-item>
          <text:p text:style-name="P13">Projekt-Repo erstellt, <text:span text:style-name="Source_20_Text">frontend/</text:span> &amp; <text:span text:style-name="Source_20_Text">backend/</text:span> angelegt</text:p>
        </text:list-item>
        <text:list-item>
          <text:p text:style-name="P13">Baseline FastAPI Backend mit <text:span text:style-name="Source_20_Text">/query</text:span> Endpoint</text:p>
        </text:list-item>
        <text:list-item>
          <text:p text:style-name="P13">React-Chat-Komponente mit fetch request</text:p>
        </text:list-item>
        <text:list-item>
          <text:p text:style-name="P13">OpenAI-Key integriert via <text:span text:style-name="Source_20_Text">.env</text:span></text:p>
        </text:list-item>
        <text:list-item>
          <text:p text:style-name="P13">Deployment Pipeline testen</text:p>
        </text:list-item>
        <text:list-item>
          <text:p text:style-name="P13">README + Portfolio-Verlinkung</text:p>
        </text:list-item>
        <text:list-item>
          <text:p text:style-name="P13">CI/CD automatisieren via GitHub Actions optiona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17:32:46.789068300</meta:creation-date>
    <dc:date>2025-07-26T17:35:31.343534100</dc:date>
    <meta:editing-duration>PT2M45S</meta:editing-duration>
    <meta:editing-cycles>1</meta:editing-cycles>
    <meta:document-statistic meta:table-count="0" meta:image-count="0" meta:object-count="0" meta:page-count="3" meta:paragraph-count="65" meta:word-count="390" meta:character-count="2942" meta:non-whitespace-character-count="2663"/>
    <meta:generator>LibreOffice/25.2.4.3$Windows_X86_64 LibreOffice_project/33e196637044ead23f5c3226cde09b47731f7e27</meta:generator>
  </office:meta>
</office:document-meta>
</file>